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apple-system" svg:font-family="apple-system, BlinkMacSystemFont, 'Segoe UI Adjusted', 'Segoe UI', 'Liberation Sans', sans-serif"/>
    <style:font-face style:name="arial" svg:font-family="arial, sans-serif"/>
    <style:font-face style:name="sans-serif" svg:font-family="sans-serif"/>
    <style:font-face style:name="var ff-mono" svg:font-family="'var ff-mono'"/>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52d23" officeooo:paragraph-rsid="00052d23"/>
    </style:style>
    <style:style style:name="P2" style:family="paragraph" style:parent-style-name="Standard">
      <style:text-properties officeooo:rsid="000d5408" officeooo:paragraph-rsid="000d5408"/>
    </style:style>
    <style:style style:name="P3" style:family="paragraph" style:parent-style-name="Standard">
      <style:text-properties officeooo:rsid="000dce83" officeooo:paragraph-rsid="000dce83"/>
    </style:style>
    <style:style style:name="P4" style:family="paragraph" style:parent-style-name="Standard">
      <style:text-properties officeooo:rsid="00052d23" officeooo:paragraph-rsid="00052d23"/>
    </style:style>
    <style:style style:name="P5" style:family="paragraph" style:parent-style-name="Standard">
      <style:text-properties officeooo:rsid="00130617" officeooo:paragraph-rsid="00130617"/>
    </style:style>
    <style:style style:name="P6" style:family="paragraph" style:parent-style-name="Standard">
      <style:text-properties officeooo:rsid="00130617" officeooo:paragraph-rsid="00155f93"/>
    </style:style>
    <style:style style:name="P7" style:family="paragraph" style:parent-style-name="Standard">
      <style:text-properties officeooo:rsid="00155f93" officeooo:paragraph-rsid="00155f93"/>
    </style:style>
    <style:style style:name="P8" style:family="paragraph" style:parent-style-name="Standard">
      <style:text-properties officeooo:paragraph-rsid="00155f93"/>
    </style:style>
    <style:style style:name="P9" style:family="paragraph" style:parent-style-name="Standard">
      <style:text-properties officeooo:paragraph-rsid="0017d260"/>
    </style:style>
    <style:style style:name="P10" style:family="paragraph" style:parent-style-name="Standard">
      <style:text-properties officeooo:rsid="0019268d" officeooo:paragraph-rsid="0019268d"/>
    </style:style>
    <style:style style:name="P11" style:family="paragraph" style:parent-style-name="Standard">
      <style:text-properties officeooo:paragraph-rsid="0019268d"/>
    </style:style>
    <style:style style:name="P12" style:family="paragraph" style:parent-style-name="Standard">
      <style:text-properties officeooo:rsid="001d2a8d" officeooo:paragraph-rsid="001d2a8d"/>
    </style:style>
    <style:style style:name="P13" style:family="paragraph" style:parent-style-name="Standard">
      <style:text-properties officeooo:paragraph-rsid="001d2a8d"/>
    </style:style>
    <style:style style:name="P14" style:family="paragraph" style:parent-style-name="Standard">
      <style:text-properties officeooo:rsid="000d5408" officeooo:paragraph-rsid="001d2a8d"/>
    </style:style>
    <style:style style:name="P15" style:family="paragraph" style:parent-style-name="Standard">
      <style:text-properties officeooo:rsid="000c7b46" officeooo:paragraph-rsid="001de2c7"/>
    </style:style>
    <style:style style:name="P16" style:family="paragraph" style:parent-style-name="Standard">
      <style:text-properties officeooo:paragraph-rsid="001de2c7"/>
    </style:style>
    <style:style style:name="P17" style:family="paragraph" style:parent-style-name="Standard">
      <style:text-properties officeooo:rsid="000d4450" officeooo:paragraph-rsid="00052d23"/>
    </style:style>
    <style:style style:name="P18" style:family="paragraph" style:parent-style-name="Standard">
      <style:text-properties officeooo:rsid="001f8308" officeooo:paragraph-rsid="00235372"/>
    </style:style>
    <style:style style:name="P19" style:family="paragraph" style:parent-style-name="Standard">
      <style:text-properties officeooo:rsid="001f8308" officeooo:paragraph-rsid="00243151"/>
    </style:style>
    <style:style style:name="P20" style:family="paragraph" style:parent-style-name="Standard">
      <style:text-properties officeooo:paragraph-rsid="0021c3f2"/>
    </style:style>
    <style:style style:name="P21" style:family="paragraph" style:parent-style-name="Standard">
      <style:text-properties officeooo:paragraph-rsid="0023f1ec"/>
    </style:style>
    <style:style style:name="P22" style:family="paragraph" style:parent-style-name="Standard">
      <style:text-properties officeooo:paragraph-rsid="00243151"/>
    </style:style>
    <style:style style:name="T1" style:family="text">
      <style:text-properties officeooo:rsid="000b09a3"/>
    </style:style>
    <style:style style:name="T2" style:family="text">
      <style:text-properties officeooo:rsid="000c7b46"/>
    </style:style>
    <style:style style:name="T3" style:family="text">
      <style:text-properties officeooo:rsid="000dce83"/>
    </style:style>
    <style:style style:name="T4" style:family="text">
      <style:text-properties officeooo:rsid="000f2b6b"/>
    </style:style>
    <style:style style:name="T5" style:family="text">
      <style:text-properties officeooo:rsid="00130617"/>
    </style:style>
    <style:style style:name="T6" style:family="text">
      <style:text-properties officeooo:rsid="0014bfd7"/>
    </style:style>
    <style:style style:name="T7" style:family="text">
      <style:text-properties officeooo:rsid="00155f93"/>
    </style:style>
    <style:style style:name="T8" style:family="text">
      <style:text-properties officeooo:rsid="00163d14"/>
    </style:style>
    <style:style style:name="T9" style:family="text">
      <style:text-properties officeooo:rsid="00171c7f"/>
    </style:style>
    <style:style style:name="T10" style:family="text">
      <style:text-properties officeooo:rsid="0017d260"/>
    </style:style>
    <style:style style:name="T11" style:family="text">
      <style:text-properties officeooo:rsid="00181e66"/>
    </style:style>
    <style:style style:name="T12" style:family="text">
      <style:text-properties officeooo:rsid="0019268d"/>
    </style:style>
    <style:style style:name="T13" style:family="text">
      <style:text-properties officeooo:rsid="0019813a"/>
    </style:style>
    <style:style style:name="T14" style:family="text">
      <style:text-properties officeooo:rsid="001c394a"/>
    </style:style>
    <style:style style:name="T15" style:family="text">
      <style:text-properties officeooo:rsid="001d2a8d"/>
    </style:style>
    <style:style style:name="T16" style:family="text">
      <style:text-properties officeooo:rsid="001f8308"/>
    </style:style>
    <style:style style:name="T17" style:family="text">
      <style:text-properties officeooo:rsid="0020c29f"/>
    </style:style>
    <style:style style:name="T18" style:family="text">
      <style:text-properties officeooo:rsid="00216089"/>
    </style:style>
    <style:style style:name="T19" style:family="text">
      <style:text-properties officeooo:rsid="0021c3f2"/>
    </style:style>
    <style:style style:name="T20" style:family="text">
      <style:text-properties officeooo:rsid="002200d2"/>
    </style:style>
    <style:style style:name="T21" style:family="text">
      <style:text-properties officeooo:rsid="00235372"/>
    </style:style>
    <style:style style:name="T22" style:family="text">
      <style:text-properties officeooo:rsid="00243151"/>
    </style:style>
    <style:style style:name="T23" style:family="text">
      <style:text-properties officeooo:rsid="00251d1e"/>
    </style:style>
    <style:style style:name="T24" style:family="text">
      <style:text-properties officeooo:rsid="0026b44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olving the tetris cube/<text:span text:style-name="T5">polycube </text:span><text:span text:style-name="T23">(annotate into parts)</text:span><text:span text:style-name="T24">­-­</text:span>:</text:p>
      <text:p text:style-name="P1"/>
      <text:p text:style-name="P5">This problem seems deceivingly simple but when attempting it after a few tries it starts to feel frustratingly impossible (footage of trying then angrily throwing)</text:p>
      <text:p text:style-name="P5"/>
      <text:p text:style-name="P5">Why is this problem so hard and how can we solve it?</text:p>
      <text:p text:style-name="P5"/>
      <text:p text:style-name="P6"><text:span text:style-name="T7">First the complicated background but once this is out of the way it gets easier. </text:span></text:p>
      <text:p text:style-name="P6"/>
      <text:p text:style-name="P6">In comp sci there is a field that studies the complexity of certain classes of problems. Some problems can be solved in efficient time <text:span text:style-name="T6">with respect to the length of the input </text:span>and others that don’t seem to have time efficient algorithms to solve them.</text:p>
      <text:p text:style-name="P5"/>
      <text:p text:style-name="P8"><text:span text:style-name="T7">So if your problem that takes a list of numbers of size n and there exists an that algorithm takes some constant * n + k </text:span><text:span text:style-name="T10">(termed polynomial) </text:span><text:span text:style-name="T7">amount of steps to execute then its considered in the class of polynomial time P.</text:span></text:p>
      <text:p text:style-name="P7"/>
      <text:p text:style-name="P8"><text:span text:style-name="T10">And</text:span><text:span text:style-name="T7"> if your problem can be solved by </text:span><text:span text:style-name="T10">randomly</text:span><text:span text:style-name="T7"> guessing the solution and verifying it in constant * n + k </text:span><text:span text:style-name="T9">steps </text:span><text:span text:style-name="T7">then it’s in NP. </text:span><text:span text:style-name="T10">So given a random selected subset of numbers we can check if its a valid solution in polynomial time. Note that a</text:span><text:span text:style-name="T7">ll problems in P are in NP but it’s not known if all in NP are in P.</text:span></text:p>
      <text:p text:style-name="P5"/>
      <text:p text:style-name="Standard">For example a decision problem in P is: Given a list of n integers and an integer k, is there an integer in the list greater than k? <text:span text:style-name="T8">T</text:span>he question can be answered in time n by stepping through the list and checking whether an integer is greater than k.</text:p>
      <text:p text:style-name="Standard"/>
      <text:p text:style-name="P9"><text:span text:style-name="T5">An</text:span> example a decision problem in <text:span text:style-name="T5">N</text:span>P is: Given a list of n integers and an integer k, is there <text:span text:style-name="T5">subset of integers that sum to k? </text:span><text:span text:style-name="T10">This is in NP since given a random selected subset of numbers we can if check if its a valid solution in polynomial time by just seeing if the numbers add up to k. </text:span><text:span text:style-name="T12">Likewise given a solution to our polycube we can verify whether its valid or not in polynomial time.</text:span></text:p>
      <text:p text:style-name="P9"/>
      <text:p text:style-name="P9"><text:span text:style-name="T10">When trying to come up with an actual algorithm for solving an NP problem it seems the best place to start with is t</text:span><text:span text:style-name="T7">he trivial </text:span><text:span text:style-name="T8">algorithm</text:span><text:span text:style-name="T7"> </text:span><text:span text:style-name="T10">where we</text:span><text:span text:style-name="T7"> just try every possible subset of numbers </text:span><text:span text:style-name="T8">until we </text:span><text:span text:style-name="T10">come up with a solution. The problem with this approach is that it takes exponential time to check every possible subset, i.e. 2^n since we can represent all solutions as a binary number from 1 to n where 1 is if we take a certain value into our subset or 0 if we don’t. This can be huge problem since every time make our problem one size larger it doubles the amount of steps. So if our algorithm takes 2 seconds to run on input of length 4, if we increase it to 10 it will take 4*2^6 seconds. This by the way is what modern encryption algorithms rely on and use big enough input so that it would take millions of years to find the key through brute-force.</text:span></text:p>
      <text:p text:style-name="P9"/>
      <text:p text:style-name="P10">If we try to guess every possible polycube orientation and then verify if it’s valid:</text:p>
      <text:p text:style-name="P11"><text:span text:style-name="T12">For each polycube, like a regular cube has 6 ways of orienting a specific side to face one direction. Once that polycube is oriented so that a face is facing a specific direction, there are 4 rotations to spin it so 4x6=24 orientations. If the box size is a cube of n*n*n and we randomly select a cube from each polycube in 1 of 24 orientations to place in each slot then we have </text:span><text:span text:style-name="T13">(</text:span><text:span text:style-name="T12">n^3 *</text:span><text:span text:style-name="T13">24) ways of choosing all possible.</text:span></text:p>
      <text:p text:style-name="P9"/>
      <text:p text:style-name="P15">Psuedocode:</text:p>
      <text:p text:style-name="P15"/>
      <text:p text:style-name="P15">def BruteForce(origins, cube_open_vertices, unused_shapes)</text:p>
      <text:p text:style-name="P15"/>
      <text:p text:style-name="P15"><text:soft-page-break/><text:tab/>for every x,y,z: (x*y*z):</text:p>
      <text:p text:style-name="P15"><text:tab/><text:tab/>for each shape transformation: (6*4)</text:p>
      <text:p text:style-name="P15"><text:tab/><text:tab/><text:tab/>valid ← can place shape with transformation at x,y,z </text:p>
      <text:p text:style-name="P15"><text:tab/><text:tab/><text:tab/>if valid:</text:p>
      <text:p text:style-name="P15"><text:tab/><text:tab/><text:tab/><text:tab/>place_shape()</text:p>
      <text:p text:style-name="P16"><text:tab/><text:tab/><text:tab/><text:tab/><text:span text:style-name="T2">Brute_Force</text:span></text:p>
      <text:p text:style-name="P16"/>
      <text:p text:style-name="P21"><text:span text:style-name="T12">H</text:span><text:span text:style-name="T11">ow do we know the polycube problem is in NP </text:span><text:span text:style-name="T12">and that there’s no known efficient algorithm for solving it? What we do is </text:span><text:span text:style-name="T14">take</text:span><text:span text:style-name="T12"> </text:span><text:span text:style-name="T14">another problem that is known to be in NP but not known to be in P and transform/translate it into an instance of our problem. </text:span></text:p>
      <text:p text:style-name="P19"/>
      <text:p text:style-name="P19">There are many problems in NP not known to be in P that can be reduced to other <text:span text:style-name="T21">NP problems </text:span>(show map) and included are problems called NP-complete that every problem in NP can be reduced to and if you can solve any of them in P time then using the reductions all problems become solvable in P time and <text:span text:style-name="T21">you </text:span>wo<text:span text:style-name="T21">uld win</text:span> a million dollars. </text:p>
      <text:p text:style-name="P19"/>
      <text:p text:style-name="P22"><text:span text:style-name="T22">Ww will use one of these, </text:span><text:span text:style-name="T21">the partition problem </text:span><text:span text:style-name="T22">(known to be NP-complete), and reduce it</text:span><text:span text:style-name="T21"> </text:span><text:span text:style-name="T22">to </text:span><text:span text:style-name="T21">polynomino packing </text:span><text:span text:style-name="T22">and </text:span><text:span text:style-name="T21">we know that the polycube problem is at least as hard because it’s the polynomino problem is just the polycube problem in 2D </text:span><text:span text:style-name="T22">making the polycube problem NP-complete</text:span><text:span text:style-name="T21">. </text:span><text:span text:style-name="T22">All NP problems → Partition Problem → Polynomio Problem → Polycube Problem. T</text:span><text:span text:style-name="T15">hat way we know that if we could solve the polycube problem in P then we could’ve also solved a known </text:span><text:span text:style-name="T22">NP-complete </text:span><text:span text:style-name="T16">problem in P time </text:span><text:span text:style-name="T22">making P=NP and winning 1 million. But since we obviously won’t do that we know that its a hard problem. So how can we do the reduction?</text:span></text:p>
      <text:p text:style-name="P22"/>
      <text:p text:style-name="P22"><text:a xlink:type="simple" xlink:href="https://stackoverflow.com/questions/30575449/reduce-subset-sum-to-polyomino-packing" text:style-name="Internet_20_link" text:visited-style-name="Visited_20_Internet_20_Link">https://stackoverflow.com/questions/30575449/reduce-subset-sum-to-polyomino-packing</text:a></text:p>
      <text:p text:style-name="P22"><text:span text:style-name="T21">In number theory and computer science, the partition problem, or number partitioning,[1] is the task of deciding whether a given multiset S of positive integers can be partitioned into two subsets S1 and S2 such that the sum of the numbers in S1 equals the sum of the numbers in S2.</text:span></text:p>
      <text:p text:style-name="P21"/>
      <text:p text:style-name="P21"><text:span text:style-name="T21">Suppose that we have a set of positive numbers that sum to 2n and we want to know a subset of them sums to n. We create a set of blocks of length the numbers and width 1, then try to fit them into a rectangle of width 2 and length n. We can succeed if and only if the partition problem was solvable for those numbers, and the rows are the partition. So any partition problem can be reduced to a polyomino packing problem in linear time. Since the partition problem is NP-complete, we are done.</text:span></text:p>
      <text:p text:style-name="P21"/>
      <text:p text:style-name="P13"><text:span text:style-name="T15">Once we know that it’s in NP -</text:span><text:span text:style-name="T22">complete </text:span><text:span text:style-name="T15">we can also try converting into an instance of </text:span><text:span text:style-name="T22">another NP-problem,</text:span><text:span text:style-name="T15"> the coverage problem, thereby putting it in a more manageable form (we can generate all orientations ahead of time instead during runtime) and use algorithms that are known to be useful for the coverage problem</text:span></text:p>
      <text:p text:style-name="P12"/>
      <text:p text:style-name="P12">Now we can just try all possible subsets of length and see if they work</text:p>
      <text:p text:style-name="P12">We can do a little better and do a DFS tree search where we try out all possibilities and prune those that dont work from the beginning going through the possibilities faster. This works for 2x4x4, 2x5x5 with <text:span text:style-name="T1">--__ piece </text:span><text:span text:style-name="T17">in </text:span>2916509 <text:span text:style-name="T17">steps</text:span></text:p>
      <text:p text:style-name="P13"><text:span text:style-name="T15">Because what if our first pieces are in bad places to begin with? We’ll be spending all our guesses on these bad first shapes</text:span></text:p>
      <text:p text:style-name="P13"/>
      <text:p text:style-name="P12">Maybe we can shake things up by randomly guessing a bit. <text:span text:style-name="T18">We can also add a heuristic by choosing columns with the smallest number of 1’s since those are most likely to be the solution</text:span></text:p>
      <text:p text:style-name="P12"/>
      <text:p text:style-name="P20"><text:soft-page-break/><text:span text:style-name="T19">It’s called algorithm X! (“[I] </text:span>will call algorithm X for lack of a better name”<text:span text:style-name="T19">) – Dancing Links paper, </text:span><text:span text:style-name="T20">can also be used for polyominoes, Queens puzzle, sudoku etc.</text:span></text:p>
      <text:p text:style-name="P14">Algorithm X, <text:span text:style-name="T3">for tetris cube works, for ---__ drop shape number because identical</text:span></text:p>
      <text:p text:style-name="P17"/>
      <text:p text:style-name="P2"/>
      <text:p text:style-name="P2"/>
      <text:p text:style-name="P3">For Genetic algo use cover matrix</text:p>
      <text:p text:style-name="P3"/>
      <text:p text:style-name="P3">For RL use actual boxes with rotation <text:span text:style-name="T4">and translations as actions </text:span>and initialize randomly each ti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apple-system" svg:font-family="apple-system, BlinkMacSystemFont, 'Segoe UI Adjusted', 'Segoe UI', 'Liberation Sans', sans-serif"/>
    <style:font-face style:name="arial" svg:font-family="arial, sans-serif"/>
    <style:font-face style:name="sans-serif" svg:font-family="sans-serif"/>
    <style:font-face style:name="var ff-mono" svg:font-family="'var ff-mono'"/>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5-22T16:41:48.921785505</meta:creation-date>
    <dc:date>2022-08-04T15:19:17.412779253</dc:date>
    <meta:editing-duration>P10DT10H36M33S</meta:editing-duration>
    <meta:editing-cycles>25</meta:editing-cycles>
    <meta:generator>LibreOffice/6.4.7.2$Linux_X86_64 LibreOffice_project/40$Build-2</meta:generator>
    <meta:document-statistic meta:table-count="0" meta:image-count="0" meta:object-count="0" meta:page-count="3" meta:paragraph-count="35" meta:word-count="1248" meta:character-count="6751" meta:non-whitespace-character-count="5522"/>
  </office:meta>
</office:document-meta>
</file>